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EE000000EDA6CF090C.png" manifest:media-type="image/png"/>
  <manifest:file-entry manifest:full-path="Pictures/10002AEA00000B0F00000B0FF941F449.svg" manifest:media-type="image/svg+xml"/>
  <manifest:file-entry manifest:full-path="Pictures/100000010000014300000147F0F8CCDD.png" manifest:media-type="image/png"/>
  <manifest:file-entry manifest:full-path="Pictures/100000010000008600000086124095DF.png" manifest:media-type="image/png"/>
  <manifest:file-entry manifest:full-path="Pictures/100000010000008600000086D3CB6733.png" manifest:media-type="image/png"/>
  <manifest:file-entry manifest:full-path="Pictures/10002A2B00000B0F00000B0F98040A15.svg" manifest:media-type="image/svg+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roman" style:font-pitch="variable"/>
    <style:font-face style:name="Arial2" svg:font-family="Arial" style:font-family-generic="system" style:font-pitch="variable"/>
    <style:font-face style:name="Comic Sans MS" svg:font-family="'Comic Sans MS'" style:font-family-generic="script" style:font-pitch="variable"/>
    <style:font-face style:name="Franklin Gothic Medium" svg:font-family="'Franklin Gothic Medium'" style:font-family-generic="swiss" style:font-pitch="variable"/>
    <style:font-face style:name="FreeSans" svg:font-family="FreeSans" style:font-family-generic="system" style:font-pitch="variable"/>
    <style:font-face style:name="Helvetica" svg:font-family="Helvetica" style:font-family-generic="swiss" style:font-pitch="variable"/>
    <style:font-face style:name="Helvetica1" svg:font-family="Helvetica" style:font-adornments="Gras"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 Unicode" svg:font-family="'Lucida Sans Unicode'" style:font-pitch="variable"/>
    <style:font-face style:name="Lucida Sans Unicode1"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graphic-properties style:writing-mode="lr-tb" loext:decorative="false"/>
    </style:style>
    <style:style style:name="gr2" style:family="graphic">
      <style:graphic-properties loext:decorative="false"/>
    </style:style>
    <style:style style:name="gr3" style:family="graphic" style:parent-style-name="standard" style:list-style-name="L3">
      <style:graphic-properties draw:stroke="none" draw:stroke-dash="Dash_20_1" svg:stroke-width="0cm" svg:stroke-color="#000000" draw:marker-start="" draw:marker-start-width="0.3cm" draw:marker-start-center="false" draw:marker-end="" draw:marker-end-width="0.3cm" draw:marker-end-center="false" draw:fill="solid" draw:fill-color="#000000" draw:fill-image-width="0cm" draw:fill-image-height="0cm"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 style:family="graphic" style:parent-style-name="standard" style:list-style-name="L3">
      <style:graphic-properties draw:stroke="none" draw:stroke-dash="Dash_20_1" svg:stroke-width="0cm" svg:stroke-color="#000000" draw:marker-start="" draw:marker-start-width="0.3cm" draw:marker-start-center="false" draw:marker-end="" draw:marker-end-width="0.3cm" draw:marker-end-center="false" draw:fill="solid" draw:fill-color="#ffff00" draw:fill-image-width="0cm" draw:fill-image-height="0cm"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 style:family="graphic" style:parent-style-name="standard" style:list-style-name="L3">
      <style:graphic-properties draw:stroke="none" draw:stroke-dash="Dash_20_1" svg:stroke-width="0cm" svg:stroke-color="#000000" draw:marker-start="" draw:marker-start-width="0.3cm" draw:marker-start-center="false" draw:marker-end="" draw:marker-end-width="0.3cm" draw:marker-end-center="false" draw:fill="solid" draw:fill-color="#000000" draw:fill-image-width="0cm" draw:fill-image-height="0cm"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 style:family="graphic" style:parent-style-name="standard" style:list-style-name="L3">
      <style:graphic-properties draw:stroke="none" draw:stroke-dash="Dash_20_1" svg:stroke-width="0cm" svg:stroke-color="#000000" draw:marker-start="" draw:marker-start-width="0.3cm" draw:marker-start-center="false" draw:marker-end="" draw:marker-end-width="0.3cm" draw:marker-end-center="false" draw:fill="solid" draw:fill-color="#000000" draw:fill-image-width="0cm" draw:fill-image-height="0cm" draw:textarea-horizontal-align="center" draw:textarea-vertical-align="middle" draw:auto-grow-height="false" draw:fit-to-size="true" style:shrink-to-fit="false" fo:min-height="1.693cm" fo:padding-top="0cm" fo:padding-bottom="0cm" fo:padding-left="0cm" fo:padding-right="0cm" fo:wrap-option="wrap" draw:shadow="hidden" draw:shadow-offset-x="0.3cm" draw:shadow-offset-y="0.3cm" draw:shadow-color="#808080" loext:decorative="false"/>
    </style:style>
    <style:style style:name="gr7" style:family="graphic" style:parent-style-name="standard" style:list-style-name="L3">
      <style:graphic-properties draw:stroke="none" draw:stroke-dash="Dash_20_1" svg:stroke-width="0cm" svg:stroke-color="#000000" draw:marker-start="" draw:marker-start-width="0.3cm" draw:marker-start-center="false" draw:marker-end="" draw:marker-end-width="0.3cm" draw:marker-end-center="false" draw:fill="solid" draw:fill-color="#000000" draw:fill-image-width="0cm" draw:fill-image-height="0cm"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8" style:family="graphic" style:parent-style-name="standard" style:list-style-name="L3">
      <style:graphic-properties draw:stroke="none" draw:stroke-dash="Dash_20_1" svg:stroke-width="0cm" svg:stroke-color="#000000" draw:marker-start="" draw:marker-start-width="0.3cm" draw:marker-start-center="false" draw:marker-end="" draw:marker-end-width="0.3cm" draw:marker-end-center="false" draw:fill="solid" draw:fill-color="#000000" draw:fill-image-width="0cm" draw:fill-image-height="0cm"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9" style:family="graphic" style:parent-style-name="standard" style:list-style-name="L3">
      <style:graphic-properties draw:stroke="none" draw:stroke-dash="Dash_20_1" svg:stroke-width="0cm" svg:stroke-color="#000000" draw:marker-start="" draw:marker-start-width="0.3cm" draw:marker-start-center="false" draw:marker-end="" draw:marker-end-width="0.3cm" draw:marker-end-center="false" draw:fill="solid" draw:fill-color="#000000" draw:fill-image-width="0cm" draw:fill-image-height="0cm"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0" style:family="graphic" style:parent-style-name="standard" style:list-style-name="L3">
      <style:graphic-properties draw:stroke="none" draw:stroke-dash="Dash_20_1" svg:stroke-width="0cm" svg:stroke-color="#000000" draw:marker-start="" draw:marker-start-width="0.3cm" draw:marker-start-center="false" draw:marker-end="" draw:marker-end-width="0.3cm" draw:marker-end-center="false" draw:fill="solid" draw:fill-color="#000000" draw:fill-image-width="0cm" draw:fill-image-height="0cm" draw:textarea-horizontal-align="left" draw:textarea-vertical-align="middle" draw:auto-grow-height="true" draw:auto-grow-width="true" fo:min-height="0cm" fo:min-width="0cm" fo:padding-top="0.125cm" fo:padding-bottom="0.125cm" fo:padding-left="0.25cm" fo:padding-right="0.25cm" fo:wrap-option="wrap" draw:shadow="hidden" draw:shadow-offset-x="0.3cm" draw:shadow-offset-y="0.3cm" draw:shadow-color="#808080" loext:decorative="false"/>
    </style:style>
    <style:style style:name="gr11" style:family="graphic" style:parent-style-name="standard" style:list-style-name="L3">
      <style:graphic-properties draw:stroke="none" draw:stroke-dash="Dash_20_1" svg:stroke-width="0cm" svg:stroke-color="#000000" draw:marker-start="" draw:marker-start-width="0.3cm" draw:marker-start-center="false" draw:marker-end="" draw:marker-end-width="0.3cm" draw:marker-end-center="false" draw:fill="solid" draw:fill-color="#000000" draw:fill-image-width="0cm" draw:fill-image-height="0cm" draw:textarea-horizontal-align="left" draw:textarea-vertical-align="middle" draw:auto-grow-height="true" draw:auto-grow-width="true" fo:min-height="0cm" fo:min-width="0cm" fo:padding-top="0.125cm" fo:padding-bottom="0.125cm" fo:padding-left="0.25cm" fo:padding-right="0.25cm" fo:wrap-option="wrap" draw:shadow="hidden" draw:shadow-offset-x="0.3cm" draw:shadow-offset-y="0.3cm" draw:shadow-color="#808080" loext:decorative="false"/>
    </style:style>
    <style:style style:name="gr12" style:family="graphic" style:parent-style-name="standard" style:list-style-name="L3">
      <style:graphic-properties draw:stroke="none" draw:stroke-dash="Dash_20_1" svg:stroke-width="0cm" svg:stroke-color="#000000" draw:marker-start="" draw:marker-start-width="0.3cm" draw:marker-start-center="false" draw:marker-end="" draw:marker-end-width="0.3cm" draw:marker-end-center="false" draw:fill="solid" draw:fill-color="#000000" draw:fill-image-width="0cm" draw:fill-image-height="0cm" draw:textarea-horizontal-align="left" draw:textarea-vertical-align="middle" draw:auto-grow-height="true" draw:auto-grow-width="true" fo:min-height="0cm" fo:min-width="0cm" fo:padding-top="0.125cm" fo:padding-bottom="0.125cm" fo:padding-left="0.25cm" fo:padding-right="0.25cm" fo:wrap-option="wrap" draw:shadow="hidden" draw:shadow-offset-x="0.3cm" draw:shadow-offset-y="0.3cm" draw:shadow-color="#808080" loext:decorative="false"/>
    </style:style>
    <style:style style:name="gr13" style:family="graphic" style:parent-style-name="standard" style:list-style-name="L3">
      <style:graphic-properties draw:stroke="none" draw:stroke-dash="Dash_20_1" svg:stroke-width="0cm" svg:stroke-color="#000000" draw:marker-start="" draw:marker-start-width="0.3cm" draw:marker-start-center="false" draw:marker-end="" draw:marker-end-width="0.3cm" draw:marker-end-center="false" draw:fill="solid" draw:fill-color="#000000" draw:fill-image-width="0cm" draw:fill-image-height="0cm" draw:textarea-horizontal-align="left" draw:textarea-vertical-align="middle" draw:auto-grow-height="true" draw:auto-grow-width="true" fo:min-height="0cm" fo:min-width="0cm" fo:padding-top="0.125cm" fo:padding-bottom="0.125cm" fo:padding-left="0.25cm" fo:padding-right="0.25cm" fo:wrap-option="wrap" draw:shadow="hidden" draw:shadow-offset-x="0.3cm" draw:shadow-offset-y="0.3cm" draw:shadow-color="#808080" loext:decorative="false"/>
    </style:style>
    <style:style style:name="gr14" style:family="graphic" style:parent-style-name="standard" style:list-style-name="L3">
      <style:graphic-properties draw:stroke="none" draw:stroke-dash="Dash_20_1" svg:stroke-width="0cm" svg:stroke-color="#000000" draw:marker-start="" draw:marker-start-width="0.3cm" draw:marker-start-center="false" draw:marker-end="" draw:marker-end-width="0.3cm" draw:marker-end-center="false" draw:fill="solid" draw:fill-color="#000000" draw:fill-image-width="0cm" draw:fill-image-height="0cm" draw:textarea-horizontal-align="left" draw:textarea-vertical-align="middle" draw:auto-grow-height="true" draw:auto-grow-width="true" fo:min-height="0cm" fo:min-width="0cm" fo:padding-top="0.125cm" fo:padding-bottom="0.125cm" fo:padding-left="0.25cm" fo:padding-right="0.25cm" fo:wrap-option="wrap" draw:shadow="hidden" draw:shadow-offset-x="0.3cm" draw:shadow-offset-y="0.3cm" draw:shadow-color="#808080" loext:decorative="false"/>
    </style:style>
    <style:style style:name="gr15" style:family="graphic" style:parent-style-name="standard" style:list-style-name="L3">
      <style:graphic-properties draw:stroke="none" draw:stroke-dash="Dash_20_1" svg:stroke-width="0cm" svg:stroke-color="#000000" draw:marker-start="" draw:marker-start-width="0.3cm" draw:marker-start-center="false" draw:marker-end="" draw:marker-end-width="0.3cm" draw:marker-end-center="false" draw:fill="solid" draw:fill-color="#000000" draw:fill-image-width="0cm" draw:fill-image-height="0cm" draw:textarea-horizontal-align="left" draw:textarea-vertical-align="middle" draw:auto-grow-height="true" draw:auto-grow-width="true" fo:min-height="0cm" fo:min-width="0cm" fo:padding-top="0.125cm" fo:padding-bottom="0.125cm" fo:padding-left="0.25cm" fo:padding-right="0.25cm" fo:wrap-option="wrap" draw:shadow="hidden" draw:shadow-offset-x="0.3cm" draw:shadow-offset-y="0.3cm" draw:shadow-color="#808080" loext:decorative="false"/>
    </style:style>
    <style:style style:name="gr16" style:family="graphic" style:parent-style-name="standard" style:list-style-name="L3">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7" style:family="graphic" style:parent-style-name="standard" style:list-style-name="L3">
      <style:graphic-properties draw:stroke="none"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8" style:family="graphic" style:parent-style-name="standard" style:list-style-name="L3">
      <style:graphic-properties draw:stroke="none" svg:stroke-width="0cm" svg:stroke-color="#000000" draw:marker-start="" draw:marker-start-width="0.3cm" draw:marker-start-center="false" draw:marker-end="" draw:marker-end-width="0.3cm" draw:marker-end-center="false" draw:fill="solid" draw:fill-color="#ce181e"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9" style:family="graphic" style:parent-style-name="standard" style:list-style-name="L3">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0" style:family="graphic" style:parent-style-name="standard" style:list-style-name="L3">
      <style:graphic-properties draw:stroke="none" svg:stroke-width="0cm" svg:stroke-color="#000000" draw:marker-start="" draw:marker-start-width="0.3cm" draw:marker-start-center="false" draw:marker-end="" draw:marker-end-width="0.3cm" draw:marker-end-center="false" draw:fill="solid" draw:fill-color="#ce181e"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1" style:family="graphic" style:parent-style-name="standard" style:list-style-name="L2">
      <style:graphic-properties draw:stroke="none" draw:stroke-dash="Dashed_20__28_var_29__20_3" svg:stroke-width="0cm" svg:stroke-color="#3465a4"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22" style:family="graphic" style:parent-style-name="standard" style:list-style-name="L2">
      <style:graphic-properties draw:stroke="none" draw:stroke-dash="Dashed_20__28_var_29__20_3" svg:stroke-width="0cm" svg:stroke-color="#3465a4" draw:marker-start="" draw:marker-start-width="0.2cm" draw:marker-start-center="false" draw:marker-end="" draw:marker-end-width="0.2cm" draw:marker-end-center="false" draw:stroke-linejoin="none" svg:stroke-linecap="butt" draw:fill="solid" draw:fill-color="#fbd04b"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23" style:family="graphic" style:parent-style-name="standard" style:list-style-name="L2">
      <style:graphic-properties draw:stroke="none" draw:stroke-dash="Dashed_20__28_var_29__20_3" svg:stroke-width="0cm" svg:stroke-color="#3465a4" draw:marker-start="" draw:marker-start-width="0.2cm" draw:marker-start-center="false" draw:marker-end="" draw:marker-end-width="0.2cm" draw:marker-end-center="false" draw:stroke-linejoin="none" svg:stroke-linecap="butt" draw:fill="solid" draw:fill-color="#fbd04b"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24" style:family="graphic" style:parent-style-name="standard" style:list-style-name="L2">
      <style:graphic-properties draw:stroke="none" draw:stroke-dash="Dashed_20__28_var_29__20_3" svg:stroke-width="0cm" svg:stroke-color="#3465a4" draw:marker-start="" draw:marker-start-width="0.2cm" draw:marker-start-center="false" draw:marker-end="" draw:marker-end-width="0.2cm" draw:marker-end-center="false" draw:stroke-linejoin="none" svg:stroke-linecap="butt" draw:fill="solid" draw:fill-color="#fbd04b"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25" style:family="graphic" style:parent-style-name="standard" style:list-style-name="L2">
      <style:graphic-properties draw:stroke="none" draw:stroke-dash="Dashed_20__28_var_29__20_1" svg:stroke-width="0cm" svg:stroke-color="#3465a4" draw:marker-start="" draw:marker-start-width="0.2cm" draw:marker-start-center="false" draw:marker-end="" draw:marker-end-width="0.2cm" draw:marker-end-center="false" draw:stroke-linejoin="none" svg:stroke-linecap="butt" draw:fill="solid" draw:fill-color="#66cdaa" draw:textarea-horizontal-align="center" draw:textarea-vertical-align="top" fo:padding-top="0.125cm" fo:padding-bottom="0.125cm" fo:padding-left="0.25cm" fo:padding-right="0.25cm" fo:wrap-option="wrap" draw:shadow="visible" draw:shadow-offset-x="0.2cm" draw:shadow-offset-y="0.2cm" draw:shadow-color="#808080" loext:decorative="false"/>
      <style:paragraph-properties style:writing-mode="lr-tb"/>
    </style:style>
    <style:style style:name="gr26" style:family="graphic" style:parent-style-name="standard">
      <style:graphic-properties draw:stroke="none" draw:fill="none" loext:fill-use-slide-background="false" draw:textarea-horizontal-align="justify" draw:textarea-vertical-align="middle" draw:auto-grow-height="false" fo:min-height="1.02cm" fo:min-width="5.298cm" loext:decorative="false"/>
      <style:paragraph-properties style:writing-mode="lr-tb"/>
    </style:style>
    <style:style style:name="gr27" style:family="graphic" style:parent-style-name="standard" style:list-style-name="L2">
      <style:graphic-properties draw:stroke="none" draw:stroke-dash="Dashed_20__28_var_29__20_1" svg:stroke-width="0cm" svg:stroke-color="#3465a4" draw:marker-start="" draw:marker-start-width="0.2cm" draw:marker-start-center="false" draw:marker-end="" draw:marker-end-width="0.2cm" draw:marker-end-center="false" draw:stroke-linejoin="none" svg:stroke-linecap="butt" draw:fill="solid" draw:fill-color="#00bfff" draw:textarea-horizontal-align="center" draw:textarea-vertical-align="top" fo:padding-top="0.125cm" fo:padding-bottom="0.125cm" fo:padding-left="0.25cm" fo:padding-right="0.25cm" fo:wrap-option="wrap" draw:shadow="visible" draw:shadow-offset-x="0.2cm" draw:shadow-offset-y="0.2cm" draw:shadow-color="#808080" loext:decorative="false"/>
      <style:paragraph-properties style:writing-mode="lr-tb"/>
    </style:style>
    <style:style style:name="gr28" style:family="graphic" style:parent-style-name="standard">
      <style:graphic-properties draw:stroke="none" svg:stroke-opacity="10%" draw:fill-color="#b4c7dc" draw:opacity="100%" draw:opacity-name="Transparency_20_5" draw:textarea-horizontal-align="justify" draw:textarea-vertical-align="middle" draw:auto-grow-height="false" fo:min-height="3.496cm" fo:min-width="3.62cm" draw:shadow="visible" loext:glow-radius="0.141cm" loext:glow-color="#3465a4" loext:softedge-radius="0.071cm" style:writing-mode="lr-tb" loext:decorative="false"/>
      <style:paragraph-properties style:writing-mode="lr-tb"/>
    </style:style>
    <style:style style:name="gr29" style:family="graphic" style:parent-style-name="standard">
      <style:graphic-properties svg:stroke-color="#b4c7dc" draw:textarea-horizontal-align="justify" draw:textarea-vertical-align="middle" draw:auto-grow-height="false" fo:min-height="0.386cm" fo:min-width="2.001cm" loext:decorative="false"/>
    </style:style>
    <style:style style:name="gr30" style:family="graphic" style:parent-style-name="standard">
      <style:graphic-properties draw:textarea-horizontal-align="justify" draw:textarea-vertical-align="middle" draw:auto-grow-height="false" fo:min-height="0.227cm" fo:min-width="1.279cm" loext:decorative="false"/>
    </style:style>
    <style:style style:name="gr31" style:family="graphic" style:parent-style-name="standard">
      <style:graphic-properties svg:stroke-color="#cccccc" svg:stroke-opacity="0%" draw:fill="solid" draw:fill-color="#afd095" draw:opacity="40%" draw:textarea-horizontal-align="justify" draw:textarea-vertical-align="middle" draw:auto-grow-height="false" fo:min-height="0.068cm" fo:min-width="2.032cm" loext:decorative="false"/>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3" style:family="graphic" style:parent-style-name="standard" style:list-style-name="L2">
      <style:graphic-properties draw:stroke="none" draw:stroke-dash="Dashed_20__28_var_29__20_3" svg:stroke-width="0cm" svg:stroke-color="#3465a4"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34" style:family="graphic" style:parent-style-name="standard" style:list-style-name="L2">
      <style:graphic-properties draw:stroke="none" draw:stroke-dash="Dashed_20__28_var_29__20_3" svg:stroke-width="0cm" svg:stroke-color="#3465a4" draw:marker-start="" draw:marker-start-width="0.2cm" draw:marker-start-center="false" draw:marker-end="" draw:marker-end-width="0.2cm" draw:marker-end-center="false" draw:stroke-linejoin="none" svg:stroke-linecap="butt" draw:fill="solid" draw:fill-color="#fbd04b"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35" style:family="graphic" style:parent-style-name="standard" style:list-style-name="L2">
      <style:graphic-properties draw:stroke="none" draw:stroke-dash="Dashed_20__28_var_29__20_3" svg:stroke-width="0cm" svg:stroke-color="#3465a4" draw:marker-start="" draw:marker-start-width="0.2cm" draw:marker-start-center="false" draw:marker-end="" draw:marker-end-width="0.2cm" draw:marker-end-center="false" draw:stroke-linejoin="none" svg:stroke-linecap="butt" draw:fill="solid" draw:fill-color="#fbd04b"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36" style:family="graphic" style:parent-style-name="standard" style:list-style-name="L2">
      <style:graphic-properties draw:stroke="none" draw:stroke-dash="Dashed_20__28_var_29__20_3" svg:stroke-width="0cm" svg:stroke-color="#3465a4" draw:marker-start="" draw:marker-start-width="0.2cm" draw:marker-start-center="false" draw:marker-end="" draw:marker-end-width="0.2cm" draw:marker-end-center="false" draw:stroke-linejoin="none" svg:stroke-linecap="butt" draw:fill="solid" draw:fill-color="#fbd04b" draw:textarea-horizontal-align="center" draw:textarea-vertical-align="middle" fo:padding-top="0.125cm" fo:padding-bottom="0.125cm" fo:padding-left="0.25cm" fo:padding-right="0.25cm" fo:wrap-option="wrap" draw:shadow="hidden" draw:shadow-offset-x="0.2cm" draw:shadow-offset-y="0.2cm" draw:shadow-color="#808080" loext:decorative="false"/>
    </style:style>
    <style:style style:name="gr37" style:family="graphic" style:parent-style-name="standard" style:list-style-name="L2">
      <style:graphic-properties draw:stroke="solid" svg:stroke-width="0.081cm" svg:stroke-color="#e8a202" draw:marker-start="" draw:marker-start-width="0.269cm" draw:marker-start-center="false" draw:marker-end="" draw:marker-end-width="0.269cm" draw:marker-end-center="false" draw:stroke-linejoin="round" svg:stroke-linecap="round" draw:fill="solid" draw:fill-color="#ffd428" draw:opacity="2%" draw:textarea-horizontal-align="justify" draw:textarea-vertical-align="middle" draw:auto-grow-height="false" draw:fit-to-size="false" style:shrink-to-fit="false" fo:min-height="3.011cm" fo:min-width="2.762cm" fo:padding-top="0.148cm" fo:padding-bottom="0.148cm" fo:padding-left="0.273cm" fo:padding-right="0.273cm" fo:wrap-option="wrap" draw:shadow="visible" draw:shadow-offset-x="0.071cm" draw:shadow-offset-y="0.071cm" draw:shadow-color="#cccccc" loext:decorative="false"/>
    </style:style>
    <style:style style:name="gr38" style:family="graphic" style:parent-style-name="standard" style:list-style-name="L2">
      <style:graphic-properties draw:stroke="solid" svg:stroke-width="0.081cm" svg:stroke-color="#ed4c05" draw:marker-start="" draw:marker-start-width="0.269cm" draw:marker-start-center="false" draw:marker-end="" draw:marker-end-width="0.269cm" draw:marker-end-center="false" draw:stroke-linejoin="round" svg:stroke-linecap="round" draw:fill="solid" draw:fill-color="#ff5429" draw:opacity="2%" draw:textarea-horizontal-align="justify" draw:textarea-vertical-align="middle" draw:auto-grow-height="false" draw:fit-to-size="false" style:shrink-to-fit="false" fo:min-height="3.012cm" fo:min-width="2.763cm" fo:padding-top="0.148cm" fo:padding-bottom="0.148cm" fo:padding-left="0.273cm" fo:padding-right="0.273cm" fo:wrap-option="wrap" draw:shadow="visible" draw:shadow-offset-x="0.071cm" draw:shadow-offset-y="0.071cm" draw:shadow-color="#cccccc" loext:decorative="false"/>
    </style:style>
    <style:style style:name="gr39" style:family="graphic" style:parent-style-name="standard" style:list-style-name="L2">
      <style:graphic-properties draw:stroke="solid" svg:stroke-width="0.081cm" svg:stroke-color="#ea7500" draw:marker-start="" draw:marker-start-width="0.269cm" draw:marker-start-center="false" draw:marker-end="" draw:marker-end-width="0.269cm" draw:marker-end-center="false" draw:stroke-linejoin="round" svg:stroke-linecap="round" draw:fill="solid" draw:fill-color="#ff860d" draw:opacity="2%" draw:textarea-horizontal-align="justify" draw:textarea-vertical-align="middle" draw:auto-grow-height="false" draw:fit-to-size="false" style:shrink-to-fit="false" fo:min-height="3.013cm" fo:min-width="2.763cm" fo:padding-top="0.148cm" fo:padding-bottom="0.148cm" fo:padding-left="0.273cm" fo:padding-right="0.273cm" fo:wrap-option="wrap" draw:shadow="visible" draw:shadow-offset-x="0.071cm" draw:shadow-offset-y="0.071cm" draw:shadow-color="#cccccc" loext:decorative="false"/>
    </style:style>
    <style:style style:name="gr40"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41" style:family="graphic" style:parent-style-name="standard" style:list-style-name="L2">
      <style:graphic-properties draw:stroke="solid" svg:stroke-width="0cm" svg:stroke-color="#3465af" draw:marker-start="" draw:marker-start-width="0.2cm" draw:marker-start-center="false" draw:marker-end="" draw:marker-end-width="0.2cm" draw:marker-end-center="false" draw:fill="solid" draw:fill-color="#729fcf" draw:textarea-horizontal-align="justify" draw:textarea-vertical-align="middle" draw:auto-grow-height="false" fo:min-height="3.05cm" fo:min-width="3.415cm" fo:padding-top="0.125cm" fo:padding-bottom="0.125cm" fo:padding-left="0.25cm" fo:padding-right="0.25cm" fo:wrap-option="wrap" draw:shadow="hidden" draw:shadow-offset-x="0.2cm" draw:shadow-offset-y="0.2cm" draw:shadow-color="#808080" loext:decorative="false"/>
    </style:style>
    <style:style style:name="gr42" style:family="graphic" style:parent-style-name="standard" style:list-style-name="L2">
      <style:graphic-properties draw:stroke="solid" draw:stroke-dash="Dashed_20__28_var_29__20_4" svg:stroke-width="0.081cm" svg:stroke-color="#ffffff" draw:marker-start="" draw:marker-start-width="0.321cm" draw:marker-start-center="false" draw:marker-end="" draw:marker-end-width="0.321cm" draw:marker-end-center="false" draw:stroke-linejoin="round" svg:stroke-linecap="round" draw:fill="gradient" draw:fill-color="#808080" draw:fill-gradient-name="Gradient_20_655" draw:gradient-step-count="64" draw:textarea-horizontal-align="center" draw:textarea-vertical-align="middle" fo:padding-top="0.165cm" fo:padding-bottom="0.165cm" fo:padding-left="0.29cm" fo:padding-right="0.29cm" fo:wrap-option="wrap" draw:shadow="visible" draw:shadow-offset-x="0.035cm" draw:shadow-offset-y="0.035cm" draw:shadow-color="#808080" loext:decorative="false"/>
    </style:style>
    <style:style style:name="gr43"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44"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45" style:family="graphic" style:parent-style-name="standard" style:list-style-name="L2">
      <style:graphic-properties draw:stroke="solid" draw:stroke-dash="Dashed_20__28_var_29__20_4" svg:stroke-width="0.081cm" svg:stroke-color="#ffffff" draw:marker-start="" draw:marker-start-width="0.321cm" draw:marker-start-center="false" draw:marker-end="" draw:marker-end-width="0.321cm" draw:marker-end-center="false" draw:stroke-linejoin="round" svg:stroke-linecap="round" draw:fill="gradient" draw:fill-color="#808080" draw:fill-gradient-name="Gradient_20_655" draw:gradient-step-count="64" draw:textarea-horizontal-align="center" draw:textarea-vertical-align="middle" fo:padding-top="0.165cm" fo:padding-bottom="0.165cm" fo:padding-left="0.29cm" fo:padding-right="0.29cm" fo:wrap-option="wrap" draw:shadow="visible" draw:shadow-offset-x="0.035cm" draw:shadow-offset-y="0.035cm" draw:shadow-color="#808080" loext:decorative="false"/>
    </style:style>
    <style:style style:name="gr46" style:family="graphic" style:parent-style-name="standard" style:list-style-name="L2">
      <style:graphic-properties draw:stroke="solid" svg:stroke-width="0cm" svg:stroke-color="#3465af" draw:marker-start="" draw:marker-start-width="0.2cm" draw:marker-start-center="false" draw:marker-end="" draw:marker-end-width="0.2cm" draw:marker-end-center="false" draw:fill="solid" draw:fill-color="#729fcf" draw:textarea-horizontal-align="justify" draw:textarea-vertical-align="middle" draw:auto-grow-height="false" fo:min-height="3.05cm" fo:min-width="3.415cm" fo:padding-top="0.125cm" fo:padding-bottom="0.125cm" fo:padding-left="0.25cm" fo:padding-right="0.25cm" fo:wrap-option="wrap" draw:shadow="hidden" draw:shadow-offset-x="0.2cm" draw:shadow-offset-y="0.2cm" draw:shadow-color="#808080" loext:decorative="false"/>
    </style:style>
    <style:style style:name="P1" style:family="paragraph">
      <loext:graphic-properties draw:fill="solid" draw:fill-color="#000000" draw:fill-image-width="0cm" draw:fill-image-height="0cm"/>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ffff00" draw:fill-image-width="0cm" draw:fill-image-height="0cm"/>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 style:family="paragraph">
      <loext:graphic-properties draw:fill="solid" draw:fill-color="#000000" draw:fill-image-width="0cm" draw:fill-image-height="0cm"/>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Helvetica" fo:font-size="12pt" fo:font-style="normal" fo:text-shadow="none" style:text-underline-style="none" fo:font-weight="bold" style:letter-kerning="true" style:font-name-asian="Arial Unicode MS" style:font-size-asian="12pt" style:font-style-asian="normal" style:font-weight-asian="bold" style:font-name-complex="Tahoma" style:font-size-complex="12pt" style:font-style-complex="normal" style:font-weight-complex="bold" style:text-emphasize="none" style:font-relief="none" style:text-overline-style="none" style:text-overline-color="font-color"/>
    </style:style>
    <style:style style:name="P4" style:family="paragraph">
      <loext:graphic-properties draw:fill="solid" draw:fill-color="#000000" draw:fill-image-width="0cm" draw:fill-image-height="0cm"/>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5" style:family="paragraph">
      <loext:graphic-properties draw:fill="solid" draw:fill-color="#000000" draw:fill-image-width="0cm" draw:fill-image-height="0cm"/>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Helvetica1" fo:font-size="52pt" fo:font-style="normal" fo:text-shadow="none" style:text-underline-style="none" fo:font-weight="bold"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ce181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9"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fbd04b"/>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 style:family="paragraph">
      <style:paragraph-properties fo:margin-left="0cm" fo:margin-right="0cm" fo:margin-top="0cm" fo:margin-bottom="0cm" fo:line-height="100%" fo:text-align="end" fo:text-indent="0cm"/>
      <style:text-properties fo:font-variant="normal" fo:text-transform="none" fo:color="#40e0d0" loext:opacity="100%" style:text-outline="false" style:text-line-through-style="none" style:text-line-through-type="none" style:font-name="Franklin Gothic Medium" fo:font-size="24pt" fo:letter-spacing="0.06cm" fo:font-style="normal" fo:text-shadow="1pt 1pt" style:text-underline-style="none" fo:font-weight="bold"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66cdaa"/>
      <style:paragraph-properties fo:margin-left="0cm" fo:margin-right="0cm" fo:margin-top="0cm" fo:margin-bottom="0cm" fo:line-height="100%" fo:text-align="end" fo:text-indent="0cm"/>
      <style:text-properties fo:font-variant="normal" fo:text-transform="none" fo:color="#40e0d0" loext:opacity="100%" style:text-outline="false" style:text-line-through-style="none" style:text-line-through-type="none" style:font-name="Franklin Gothic Medium" fo:font-size="24pt" fo:letter-spacing="0.06cm" fo:font-style="normal" fo:text-shadow="1pt 1pt" style:text-underline-style="none" fo:font-weight="bold"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3" style:family="paragraph">
      <style:paragraph-properties fo:text-align="center"/>
      <style:text-properties style:font-name="Arial" fo:font-size="28pt" fo:letter-spacing="0.06cm" fo:text-shadow="1pt 1pt" fo:font-weight="normal"/>
    </style:style>
    <style:style style:name="P14" style:family="paragraph">
      <loext:graphic-properties draw:fill="none"/>
      <style:paragraph-properties fo:text-align="center"/>
      <style:text-properties fo:color="#2f4f4f" loext:opacity="100%" style:font-name="Arial" fo:font-size="28pt" fo:letter-spacing="0.06cm" fo:text-shadow="1pt 1pt" fo:font-weight="normal"/>
    </style:style>
    <style:style style:name="P15" style:family="paragraph">
      <loext:graphic-properties draw:fill="solid" draw:fill-color="#00bfff"/>
      <style:paragraph-properties fo:margin-left="0cm" fo:margin-right="0cm" fo:margin-top="0cm" fo:margin-bottom="0cm" fo:line-height="100%" fo:text-align="end" fo:text-indent="0cm"/>
      <style:text-properties fo:font-variant="normal" fo:text-transform="none" fo:color="#40e0d0" loext:opacity="100%" style:text-outline="false" style:text-line-through-style="none" style:text-line-through-type="none" style:font-name="Franklin Gothic Medium" fo:font-size="24pt" fo:letter-spacing="0.06cm" fo:font-style="normal" fo:text-shadow="1pt 1pt" style:text-underline-style="none" fo:font-weight="bold"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6" style:family="paragraph">
      <style:paragraph-properties fo:text-align="center"/>
      <style:text-properties fo:color="#fff5ce" loext:opacity="100%" style:font-name="Comic Sans MS" fo:font-size="80pt" fo:font-weight="bold" style:font-size-asian="80pt" style:font-weight-asian="bold" style:font-size-complex="80pt" style:font-weight-complex="bold"/>
    </style:style>
    <style:style style:name="P17" style:family="paragraph">
      <loext:graphic-properties draw:fill-color="#b4c7dc" draw:opacity="100%" draw:opacity-name="Transparency_20_5"/>
      <style:paragraph-properties fo:text-align="center" style:writing-mode="lr-tb"/>
      <style:text-properties fo:color="#fff5ce" loext:opacity="100%" style:font-name="Comic Sans MS" fo:font-size="80pt" fo:font-weight="bold" style:font-size-asian="80pt" style:font-weight-asian="bold" style:font-size-complex="80pt" style:font-weight-complex="bold"/>
    </style:style>
    <style:style style:name="P18" style:family="paragraph">
      <style:paragraph-properties fo:text-align="center"/>
    </style:style>
    <style:style style:name="P19" style:family="paragraph">
      <loext:graphic-properties draw:fill="solid" draw:fill-color="#afd095" draw:opacity="40%"/>
      <style:paragraph-properties fo:text-align="center"/>
    </style:style>
    <style:style style:name="P20" style:family="paragraph">
      <loext:graphic-properties draw:fill="none"/>
      <style:paragraph-properties fo:text-align="center"/>
    </style:style>
    <style:style style:name="P21" style:family="paragraph">
      <loext:graphic-properties draw:fill="solid" draw:fill-color="#ffd428" draw:opacity="2%"/>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2" style:family="paragraph">
      <loext:graphic-properties draw:fill="solid" draw:fill-color="#ff5429" draw:opacity="2%"/>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3" style:family="paragraph">
      <loext:graphic-properties draw:fill="solid" draw:fill-color="#ff860d" draw:opacity="2%"/>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5"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6" style:family="paragraph">
      <loext:graphic-properties draw:fill="gradient" draw:fill-color="#808080" draw:fill-gradient-name="Gradient_20_655" draw:gradient-step-count="64"/>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 style:family="text">
      <style:text-properties fo:font-size="22pt" style:font-size-asian="16pt" style:font-size-complex="16pt"/>
    </style:style>
    <style:style style:name="T2" style:family="text">
      <style:text-properties fo:color="#fff5ce" loext:opacity="100%" style:font-name="Comic Sans MS" fo:font-size="80pt" fo:font-weight="bold" style:font-size-asian="80pt" style:font-weight-asian="bold" style:font-size-complex="80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style-name="gr1">
          <draw:g draw:style-name="gr2">
            <draw:path draw:style-name="gr3" draw:text-style-name="P1" draw:layer="layout" svg:width="1.999cm" svg:height="1.999cm" svg:x="16.582cm" svg:y="9.754cm" svg:viewBox="0 0 2000 2000" svg:d="M13 1031c-17-17-17-45 0-62l956-956c17-17 45-17 62 0 319 319 637 637 956 956 17 17 17 45 0 62-319 319-637 637-956 956-17 17-45 17-62 0-319-319-637-637-956-956z">
              <text:p/>
            </draw:path>
            <draw:path draw:style-name="gr4" draw:text-style-name="P2" draw:layer="layout" svg:width="1.983cm" svg:height="1.983cm" svg:x="16.591cm" svg:y="9.763cm" svg:viewBox="0 0 1984 1984" svg:d="M12 1019c-16-16-16-41 0-57l950-950c16-16 41-16 57 0 317 317 633 633 953 950 16 16 16 41 0 57-320 317-636 633-953 953-16 16-41 16-57 0-317-320-633-636-950-953z">
              <text:p/>
            </draw:path>
            <draw:path draw:style-name="gr5" draw:text-style-name="P1" draw:layer="layout" svg:width="1.887cm" svg:height="1.887cm" svg:x="16.638cm" svg:y="9.81cm" svg:viewBox="0 0 1888 1888" svg:d="M7 961c-9-9-9-25 0-35 307-306 613-612 919-919 10-9 26-9 35 0 307 307 613 613 920 919 9 10 9 26 0 35-307 307-613 613-920 920-9 9-25 9-35 0-306-307-612-613-919-920zM28 961c-9-9-9-22 0-31 301-301 601-601 901-901 9-9 22-9 31 0 300 300 600 600 901 901 9 9 9 22 0 31-301 300-601 600-901 900-9 9-22 9-31 0z">
              <text:p/>
            </draw:path>
          </draw:g>
          <draw:g draw:style-name="gr2">
            <draw:path draw:style-name="gr6" draw:text-style-name="P3" draw:layer="layout" svg:width="0.102cm" svg:height="0.147cm" svg:x="17.531cm" svg:y="11.389cm" svg:viewBox="0 0 103 148" svg:d="M103 47c0 11-3 20-8 27s-15 16-30 25c-14 9-23 16-28 23h66v26h-103c0-14 3-25 10-35s21-21 40-34c9-6 15-12 18-16s5-11 5-17-1-12-5-16-9-6-16-6c-6 0-12 3-16 8s-5 12-5 20h-29c0-16 4-28 13-38s22-14 38-14c14 0 27 4 36 13s14 20 14 34z">
              <text:p/>
            </draw:path>
          </draw:g>
          <draw:g draw:style-name="gr2">
            <draw:path draw:style-name="gr7" draw:text-style-name="P4" draw:layer="layout" svg:width="0.493cm" svg:height="0.686cm" svg:x="17.335cm" svg:y="9.939cm" svg:viewBox="0 0 494 687" svg:d="M422 392c10 39 10 81 6 120-12-19-24-37-37-55 15-21 26-41 31-65zM358 320c1 40 18 73 6 113-11-6-23-14-35-20 10-28 29-45 29-93zM269 307c-1 28-1 64-17 87 16 2 31 4 47 7-15-28-12-74-30-94zM76 380c8 25 55 16 77 37-33 14-50 35-74 64 3-30-13-68-3-101zM171 297c18 16 31 71 50 98-17 2-26 4-45 11-9-27 6-83-5-109zM60 671c-32-80-75-174-55-241 4 32 25 58 37 86 10-52-22-204 2-274 14 58 40 66 68 90-51-87-34-145-22-247 5 57 41 107 84 138-15-55-26-109-13-158 4 43 36 101 50 108 3-68 27-127 58-173-6 63-3 124 14 185 30-12 51-73 64-131 11 29-8 151 18 190 23-7 36-40 42-71 14 63 14 124 6 190 8-23 15-45 32-59-7 33 3 65 14 95 10 27 13 55 12 89 9-17 17-30 20-48 15 80-23 169-69 247 123-373-460-363-362-16z">
              <text:p/>
            </draw:path>
            <draw:polygon draw:style-name="gr8" draw:text-style-name="P4" draw:layer="layout" svg:width="0.419cm" svg:height="0.03cm" svg:x="17.359cm" svg:y="10.733cm" svg:viewBox="0 0 420 31" draw:points="0,0 420,0 420,31 0,31">
              <text:p/>
            </draw:polygon>
            <draw:path draw:style-name="gr9" draw:text-style-name="P1" draw:layer="layout" svg:width="0.4cm" svg:height="0.399cm" svg:x="17.379cm" svg:y="10.332cm" svg:viewBox="0 0 401 400" svg:d="M201 400c-111 0-201-90-201-200s90-200 201-200 200 89 200 200-90 200-200 200zM200 362c-89 0-162-72-162-162s73-162 162-162 162 73 162 162-72 162-162 162z">
              <text:p/>
            </draw:path>
          </draw:g>
          <draw:g draw:style-name="gr2">
            <draw:path draw:style-name="gr10" draw:text-style-name="P5" draw:layer="layout" svg:width="0.188cm" svg:height="0.207cm" svg:x="17.011cm" svg:y="10.815cm" svg:viewBox="0 0 189 208" svg:d="M95 208c-29 0-52-10-69-28s-26-44-26-75c0-32 9-58 26-77s40-28 69-28 52 9 69 28 25 45 25 77c0 31-8 56-25 75s-40 28-69 28zM95 173c16 0 29-6 39-18s14-29 14-50c0-22-5-39-14-52s-23-18-39-18c-17 0-30 6-40 18s-14 30-14 52c0 21 5 38 14 50s23 18 40 18z">
              <text:p/>
            </draw:path>
            <draw:polygon draw:style-name="gr11" draw:text-style-name="P5" draw:layer="layout" svg:width="0.174cm" svg:height="0.196cm" svg:x="17.216cm" svg:y="10.82cm" svg:viewBox="0 0 175 197" draw:points="0,197 64,97 64,97 4,0 4,0 29,0 53,0 53,0 88,63 88,63 88,63 123,0 123,0 147,0 171,0 171,0 111,94 111,94 175,197 175,197 151,197 126,197 126,197 87,129 87,129 87,129 49,197 49,197 24,197">
              <text:p/>
            </draw:polygon>
            <draw:polygon draw:style-name="gr12" draw:text-style-name="P5" draw:layer="layout" svg:width="0.174cm" svg:height="0.196cm" svg:x="17.399cm" svg:y="10.82cm" svg:viewBox="0 0 175 197" draw:points="69,123 69,123 0,0 0,0 24,0 49,0 49,0 90,85 90,85 128,0 128,0 152,0 175,0 175,0 110,122 110,122 110,197 89,197 69,197">
              <text:p/>
            </draw:polygon>
            <draw:path draw:style-name="gr13" draw:text-style-name="P5" draw:layer="layout" svg:width="0.183cm" svg:height="0.207cm" svg:x="17.59cm" svg:y="10.815cm" svg:viewBox="0 0 184 208" svg:d="M94 208c-29 0-52-10-69-28s-25-44-25-75c0-32 9-58 26-77s41-28 71-28c24 0 44 6 59 18s25 28 27 48h-41c-1-8-6-16-14-22s-18-10-29-10c-17 0-31 6-42 19s-15 29-15 51 5 39 15 51 24 18 42 18c16 0 29-7 37-19 5-6 9-15 11-24h-46v-34h83v106h-28l-4-25-2 3c-14 18-33 28-57 28z">
              <text:p/>
            </draw:path>
            <draw:polygon draw:style-name="gr14" draw:text-style-name="P5" draw:layer="layout" svg:width="0.148cm" svg:height="0.196cm" svg:x="17.812cm" svg:y="10.82cm" svg:viewBox="0 0 149 197" draw:points="0,197 0,197 0,0 0,0 145,0 145,0 145,17 145,35 145,35 41,35 41,35 41,77 41,77 137,77 137,93 137,110 137,110 41,110 41,110 41,162 41,162 149,162 149,162 149,179 149,197 149,197">
              <text:p/>
            </draw:polygon>
            <draw:polygon draw:style-name="gr15" draw:text-style-name="P5" draw:layer="layout" svg:width="0.16cm" svg:height="0.196cm" svg:x="17.993cm" svg:y="10.82cm" svg:viewBox="0 0 161 197" draw:points="38,197 38,197 19,197 0,197 0,197 0,0 0,0 22,0 43,0 43,0 122,138 122,138 122,138 122,0 122,0 141,0 161,0 161,0 161,197 140,197 120,197 38,55 38,55 38,55">
              <text:p/>
            </draw:polygon>
          </draw:g>
        </draw:g>
        <draw:g draw:style-name="gr1">
          <draw:g draw:style-name="gr2">
            <draw:ellipse draw:style-name="gr16" draw:text-style-name="P6" draw:layer="layout" svg:width="6.35cm" svg:height="5.73cm" svg:x="1cm" svg:y="5.747cm">
              <text:p/>
            </draw:ellipse>
            <draw:ellipse draw:style-name="gr17" draw:text-style-name="P7" draw:layer="layout" svg:width="6.281cm" svg:height="5.667cm" svg:x="1.035cm" svg:y="5.779cm">
              <text:p/>
            </draw:ellipse>
            <draw:path draw:style-name="gr18" draw:text-style-name="P8" draw:layer="layout" svg:width="6.016cm" svg:height="5.429cm" svg:x="1.169cm" svg:y="5.899cm" svg:viewBox="0 0 6017 5430" svg:d="M3007 5430c-1661 0-3007-1215-3007-2716 0-1502 1346-2714 3007-2714 1660 0 3010 1215 3010 2714 0 1498-1346 2716-3010 2716zM3007 4885c-1327 0-2406-971-2406-2171 0-1201 1079-2172 2406-2172s2407 974 2407 2172c0 1197-1077 2171-2407 2171z">
              <text:p/>
            </draw:path>
          </draw:g>
          <draw:path draw:style-name="gr19" draw:text-style-name="P6" draw:layer="layout" svg:width="1.37cm" svg:height="3.62cm" svg:x="3.486cm" svg:y="6.656cm" svg:viewBox="0 0 1371 3621" svg:d="M95 3621c-41 0-72-31-76-65-25-963-25-1917 0-2871 4-37 35-68 76-68h1014c-58-164-64-321-26-476 41-183 168-192 238 0 42 155 35 318-22 478 32 9 54 34 54 66 19 960 29 1903 0 2871 0 34-32 65-73 65zM235 1765h918c34 0 66-25 66-60v-584c0-35-32-63-66-63h-918c-38 0-66 28-66 63v584c0 35 28 60 66 60zM270 3335c79 0 146-60 146-132 0-71-67-128-146-128s-143 57-143 128c0 72 64 132 143 132zM692 3335c80 0 143-60 143-132 0-71-63-128-143-128-79 0-146 57-146 128 0 72 67 132 146 132zM1105 3335c80 0 143-57 143-132 0-74-63-128-143-128-79 0-146 57-146 128 0 72 67 132 146 132zM270 2991c79 0 146-57 146-128 0-72-67-130-146-130s-143 58-143 130c0 71 64 128 143 128zM692 2994c80 0 143-60 143-131 0-72-63-130-143-130-79 0-146 58-146 130 0 71 67 131 146 131zM1105 2994c80 0 143-60 143-131 0-72-63-130-143-130-79 0-146 58-146 130 0 71 67 131 146 131zM270 2653c79 0 146-57 146-128 0-72-67-130-146-130s-143 58-143 130c0 71 64 128 143 128zM692 2656c80 0 143-60 143-131 0-72-63-130-143-130-79 0-146 58-146 130 0 71 67 131 146 131zM1105 2656c80 0 143-60 143-131 0-72-63-130-143-130-79 0-146 58-146 130 0 71 67 131 146 131zM270 2313c79 0 146-58 146-130 0-71-67-128-146-128s-143 57-143 128c0 72 64 130 143 130zM692 2313c80 0 143-58 143-130 0-71-63-128-143-128-79 0-146 57-146 128 0 72 67 130 146 130zM1105 2313c80 0 143-58 143-130 0-71-63-128-143-128-79 0-146 57-146 128 0 72 67 130 146 130z">
            <text:p/>
          </draw:path>
          <draw:rect draw:style-name="gr20" draw:text-style-name="P8" draw:layer="layout" svg:width="4.759cm" svg:height="0.468cm" draw:transform="skewX (0.102276294166868) rotate (2.40733263727578) translate (5.775cm 10.374cm)">
            <text:p/>
          </draw:rect>
        </draw:g>
        <draw:g draw:style-name="gr2">
          <draw:polygon draw:style-name="gr21" draw:text-style-name="P9" draw:layer="layout" svg:width="6.999cm" svg:height="2.239cm" svg:x="9.255cm" svg:y="7.032cm" svg:viewBox="0 0 7000 2240" draw:points="3502,2240 0,2240 0,0 7000,0 7000,2240">
            <text:p/>
          </draw:polygon>
          <draw:polygon draw:style-name="gr22" draw:text-style-name="P10" draw:layer="layout" svg:width="3.179cm" svg:height="1.828cm" svg:x="9.335cm" svg:y="7.376cm" svg:viewBox="0 0 3180 1829" draw:points="0,0 3180,1829 1451,1829 0,996">
            <text:p/>
          </draw:polygon>
          <draw:polygon draw:style-name="gr23" draw:text-style-name="P10" draw:layer="layout" svg:width="5.414cm" svg:height="2.112cm" svg:x="10.562cm" svg:y="7.092cm" svg:viewBox="0 0 5415 2113" draw:points="1739,0 5415,2113 3679,2113 0,0">
            <text:p/>
          </draw:polygon>
          <draw:polygon draw:style-name="gr24" draw:text-style-name="P10" draw:layer="layout" svg:width="2.167cm" svg:height="1.246cm" svg:x="14.02cm" svg:y="7.092cm" svg:viewBox="0 0 2168 1247" draw:points="1739,0 2168,247 2168,1247 0,0">
            <text:p/>
          </draw:polygon>
        </draw:g>
        <draw:polygon draw:name="Arrow-Blue-Right-3" draw:style-name="gr25" draw:text-style-name="P12" draw:layer="layout" svg:width="7.174cm" svg:height="2.281cm" draw:transform="skewX (0.0157079632679491) rotate (-0.428129265514209) translate (4.65961339077061cm 12.7874486795844cm)" svg:viewBox="0 0 7175 2282" draw:points="5116,0 7175,2282 0,2281 1,1394 5108,1395">
          <text:p text:style-name="P11"><text:span text:style-name="T1"/></text:p>
        </draw:polygon>
        <draw:custom-shape draw:style-name="gr26" draw:text-style-name="P14" draw:layer="layout" svg:width="5.798cm" svg:height="1.27cm" draw:transform="rotate (-0.436332312998582) translate (4.783cm 12.865cm)">
          <text:p text:style-name="P13">read-write</text:p>
          <draw:enhanced-geometry svg:viewBox="0 0 21600 21600" draw:type="rectangle" draw:enhanced-path="M 0 0 L 21600 0 21600 21600 0 21600 0 0 Z N"/>
        </draw:custom-shape>
        <draw:polygon draw:name="Arrow-Blue-Right- 1" draw:style-name="gr27" draw:text-style-name="P15" draw:layer="layout" svg:width="7.241cm" svg:height="2.307cm" draw:transform="skewX (0.0143116998663535) rotate (2.71241619052439) translate (9.1348725073002cm 20.7029002112088cm)" svg:viewBox="0 0 7242 2308" draw:points="5162,0 7242,2308 0,2307 0,1410 5155,1410">
          <text:p/>
        </draw:polygon>
        <draw:custom-shape draw:style-name="gr26" draw:text-style-name="P14" draw:layer="layout" svg:width="5.798cm" svg:height="1.271cm" draw:transform="rotate (-2.75762021815104) translate (9.966cm 18.468cm)">
          <text:p text:style-name="P13">use-dev</text:p>
          <draw:enhanced-geometry svg:viewBox="0 0 21600 21600" draw:mirror-vertical="false" draw:mirror-horizontal="true" draw:type="rectangle" draw:enhanced-path="M 0 0 L 21600 0 21600 21600 0 21600 0 0 Z N"/>
        </draw:custom-shape>
      </draw:page>
      <draw:page draw:name="page2" draw:style-name="dp1" draw:master-page-name="Default">
        <draw:custom-shape draw:style-name="gr28" draw:text-style-name="P17" draw:layer="layout" svg:width="8.24cm" svg:height="7.491cm" draw:transform="rotate (-0.139626340159547) translate (8.393cm 8.945cm)">
          <text:p text:style-name="P16"><text:span text:style-name="T2">V</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9" draw:text-style-name="P18" draw:layer="layout" svg:width="2.858cm" svg:height="1.27cm" svg:x="16.557cm" svg:y="8.6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18" draw:layer="layout" svg:width="2.219cm" svg:height="0.953cm" draw:transform="rotate (-0.837758040957278) translate (14.437cm 14.90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9" draw:layer="layout" svg:width="3.16cm" svg:height="0.635cm" draw:transform="rotate (-0.663225115757845) translate (3.613cm 8.39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2" draw:text-style-name="P20" draw:layer="layout" svg:width="6.296cm" svg:height="6.27cm" svg:x="11.849cm" svg:y="2.032cm">
          <draw:image xlink:href="Pictures/10000001000000EE000000EDA6CF090C.png" xlink:type="simple" xlink:show="embed" xlink:actuate="onLoad" draw:mime-type="image/png">
            <text:p/>
          </draw:image>
        </draw:frame>
        <draw:g draw:style-name="gr2">
          <draw:polygon draw:style-name="gr33" draw:text-style-name="P9" draw:layer="layout" svg:width="6.999cm" svg:height="2.239cm" svg:x="1.635cm" svg:y="3.857cm" svg:viewBox="0 0 7000 2240" draw:points="3502,2240 0,2240 0,0 7000,0 7000,2240">
            <text:p/>
          </draw:polygon>
          <draw:polygon draw:style-name="gr34" draw:text-style-name="P10" draw:layer="layout" svg:width="3.179cm" svg:height="1.828cm" svg:x="1.715cm" svg:y="4.201cm" svg:viewBox="0 0 3180 1829" draw:points="0,0 3180,1829 1451,1829 0,996">
            <text:p/>
          </draw:polygon>
          <draw:polygon draw:style-name="gr35" draw:text-style-name="P10" draw:layer="layout" svg:width="5.414cm" svg:height="2.112cm" svg:x="2.942cm" svg:y="3.917cm" svg:viewBox="0 0 5415 2113" draw:points="1739,0 5415,2113 3679,2113 0,0">
            <text:p/>
          </draw:polygon>
          <draw:polygon draw:style-name="gr36" draw:text-style-name="P10" draw:layer="layout" svg:width="2.167cm" svg:height="1.246cm" svg:x="6.4cm" svg:y="3.917cm" svg:viewBox="0 0 2168 1247" draw:points="1739,0 2168,247 2168,1247 0,0">
            <text:p/>
          </draw:polygon>
        </draw:g>
        <draw:g draw:name="3-circle-arrow" draw:style-name="gr1">
          <draw:custom-shape draw:name="Pfeil: gebogen 19_ 1" draw:style-name="gr37" draw:text-style-name="P21" draw:layer="layout" svg:width="5.344cm" svg:height="5.345cm" draw:transform="rotate (0.506145483078356) translate (8.33cm 12.179cm)">
            <text:p/>
            <draw:enhanced-geometry draw:mirror-horizontal="false" draw:mirror-vertical="false" svg:viewBox="0 0 0 0" draw:text-areas="?f193 ?f195 ?f194 ?f196" draw:type="ooxml-circularArrow" draw:modifiers="12500 1142319 20457681 14673235.9607819 12500"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Pfeil: gebogen 19_ 2" draw:style-name="gr38" draw:text-style-name="P22" draw:layer="layout" svg:width="5.347cm" svg:height="5.346cm" draw:transform="skewX (-6.51371185721041E-017) rotate (2.60036605254635) translate (12.867cm 16.888cm)">
            <text:p/>
            <draw:enhanced-geometry draw:mirror-horizontal="false" draw:mirror-vertical="false" svg:viewBox="0 0 0 0" draw:text-areas="?f193 ?f195 ?f194 ?f196" draw:type="ooxml-circularArrow" draw:modifiers="12500 1142319 20457681 14699935.8090509 12500"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Pfeil: gebogen 19_ 3" draw:style-name="gr39" draw:text-style-name="P23" draw:layer="layout" svg:width="5.347cm" svg:height="5.347cm" draw:transform="rotate (-1.58807508638964) translate (14.682cm 10.595cm)">
            <text:p/>
            <draw:enhanced-geometry draw:mirror-horizontal="false" draw:mirror-vertical="false" svg:viewBox="0 0 0 0" draw:text-areas="?f193 ?f195 ?f194 ?f196" draw:type="ooxml-circularArrow" draw:modifiers="12500 1142319 20457681 14742682.9905043 12500"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g>
      </draw:page>
      <draw:page draw:name="page3" draw:style-name="dp1" draw:master-page-name="Default">
        <draw:frame draw:name="Seal-Silver" draw:style-name="gr40" draw:text-style-name="P24" draw:layer="layout" svg:width="4.359cm" svg:height="4.413cm" svg:x="4.81cm" svg:y="2.937cm">
          <draw:image xlink:href="Pictures/100000010000014300000147F0F8CCDD.png" xlink:type="simple" xlink:show="embed" xlink:actuate="onLoad" draw:mime-type="image/png">
            <text:p/>
          </draw:image>
        </draw:frame>
        <draw:custom-shape draw:style-name="gr41" draw:text-style-name="P25" draw:layer="layout" svg:width="3.914cm" svg:height="3.81cm" svg:x="4.81cm" svg:y="16.24cm">
          <text:p/>
          <draw:enhanced-geometry svg:viewBox="0 0 21600 21600" draw:mirror-horizontal="false" draw:mirror-vertical="false" draw:glue-points="?f26 ?f27 2700 ?f3 ?f28 ?f1 2700 ?f4 ?f26 ?f29 10800 ?f2 ?f30 ?f29 18900 ?f4 ?f31 ?f1 18900 ?f3 ?f30 ?f27 10800 0 10800 ?f1" draw:text-areas="0 0 21600 ?f2" draw:type="puzzle-rounded-hexagon-halfdisc" draw:modifiers="6600 8100 5027 5027 16006 16573 16573 2700" draw:enhanced-path="M $0 0 C ?f5 0 ?f6 ?f7 ?f8 ?f9 L ?f36 ?f37 C ?f47 ?f48 ?f49 ?f50 ?f51 ?f52 ?f53 ?f54 ?f55 ?f56 ?f39 ?f40 L ?f11 ?f12 C ?f13 ?f14 ?f13 ?f15 ?f11 ?f16 L ?f39 ?f41 C ?f61 ?f62 ?f63 ?f64 ?f65 ?f66 ?f67 ?f68 ?f69 ?f70 ?f36 ?f42 L ?f8 ?f17 C ?f6 ?f18 ?f5 ?f2 $0 ?f2 L $1 ?f2 Y 10800 ?f74 X ?f43 ?f2 L ?f19 ?f2 C ?f20 ?f2 ?f21 ?f18 ?f22 ?f17 L ?f44 ?f42 C ?f78 ?f79 ?f80 ?f81 ?f82 ?f83 ?f84 ?f85 ?f86 ?f87 ?f45 ?f41 L ?f23 ?f16 C ?f24 ?f15 ?f24 ?f14 ?f23 ?f12 L ?f45 ?f40 C ?f93 ?f94 ?f95 ?f96 ?f97 ?f98 ?f99 ?f100 ?f101 ?f102 ?f44 ?f37 L ?f22 ?f9 C ?f21 ?f7 ?f20 0 ?f19 0 L ?f43 0 Y 10800 ?f105 X $1 0 Z N">
            <draw:equation draw:name="f0" draw:formula="$0-5400 "/>
            <draw:equation draw:name="f1" draw:formula="10800*cos(pi/6)"/>
            <draw:equation draw:name="f2" draw:formula="2*?f1 "/>
            <draw:equation draw:name="f3" draw:formula="?f1/2"/>
            <draw:equation draw:name="f4" draw:formula="1.5*?f1"/>
            <draw:equation draw:name="f5" draw:formula="$0-?f10"/>
            <draw:equation draw:name="f6" draw:formula="?f8+?f10/2"/>
            <draw:equation draw:name="f7" draw:formula="-tan(pi/3)*?f6+?f1"/>
            <draw:equation draw:name="f8" draw:formula="5400-?f0/2"/>
            <draw:equation draw:name="f9" draw:formula="?f0*cos(pi/6)"/>
            <draw:equation draw:name="f10" draw:formula="2/3*?f0"/>
            <draw:equation draw:name="f11" draw:formula="?f0/2"/>
            <draw:equation draw:name="f12" draw:formula="-tan(pi/3)*?f11+?f1"/>
            <draw:equation draw:name="f13" draw:formula="?f11-?f10/2"/>
            <draw:equation draw:name="f14" draw:formula="-tan(pi/3)*?f13+?f1"/>
            <draw:equation draw:name="f15" draw:formula="tan(pi/3)*?f13+?f1"/>
            <draw:equation draw:name="f16" draw:formula="tan(pi/3)*?f11+?f1"/>
            <draw:equation draw:name="f17" draw:formula="tan(pi/3)*?f8+?f1"/>
            <draw:equation draw:name="f18" draw:formula="tan(pi/3)*?f6+?f1"/>
            <draw:equation draw:name="f19" draw:formula="16200-?f0"/>
            <draw:equation draw:name="f20" draw:formula="?f19+?f10"/>
            <draw:equation draw:name="f21" draw:formula="(?f1-?f18)/tan(pi/3)+21600"/>
            <draw:equation draw:name="f22" draw:formula="(?f1-?f17)/tan(pi/3)+21600"/>
            <draw:equation draw:name="f23" draw:formula="21600-?f0/2"/>
            <draw:equation draw:name="f24" draw:formula="?f23+?f10/2"/>
            <draw:equation draw:name="f25" draw:formula="tan(pi/3)*($0-5400)"/>
            <draw:equation draw:name="f26" draw:formula="$0-?f25*0.5*9450/9353"/>
            <draw:equation draw:name="f27" draw:formula="tan(pi/3)*(?f26-5400)"/>
            <draw:equation draw:name="f28" draw:formula="sqrt(?f25*?f25+?f0*?f0)-?f25*9450/9353"/>
            <draw:equation draw:name="f29" draw:formula="?f2-?f27"/>
            <draw:equation draw:name="f30" draw:formula="21600-?f26"/>
            <draw:equation draw:name="f31" draw:formula="21600-?f28"/>
            <draw:equation draw:name="f32" draw:formula="?f34 / 5"/>
            <draw:equation draw:name="f33" draw:formula="?f34 * 0.5"/>
            <draw:equation draw:name="f34" draw:formula="10800 - $1"/>
            <draw:equation draw:name="f35" draw:formula="max($0,8100)"/>
            <draw:equation draw:name="f36" draw:formula="5400-($1-5400) * cos(pi/3)"/>
            <draw:equation draw:name="f37" draw:formula="?f1 - tan(pi/3)*?f36"/>
            <draw:equation draw:name="f38" draw:formula="width / 8"/>
            <draw:equation draw:name="f39" draw:formula="5400-(5400 + ?f34) * cos(pi/3)"/>
            <draw:equation draw:name="f40" draw:formula="?f1 - tan(pi/3)*?f39"/>
            <draw:equation draw:name="f41" draw:formula="tan(pi/3) * (?f39 + 5400)"/>
            <draw:equation draw:name="f42" draw:formula="tan(pi/3) * (?f36 + 5400)"/>
            <draw:equation draw:name="f43" draw:formula="10800 + ?f34"/>
            <draw:equation draw:name="f44" draw:formula="16200 + ($1-5400) * cos(pi/3)"/>
            <draw:equation draw:name="f45" draw:formula="16200+(5400 + ?f34) * cos(pi/3)"/>
            <draw:equation draw:name="f46" draw:formula="if(max($2-?f38,?f32)-?f32,1,if(max(abs($2-?f38),?f32)-?f32,-1,0)) "/>
            <draw:equation draw:name="f47" draw:formula="?f36 + ?f46 * ?f33 * cos(pi/6)"/>
            <draw:equation draw:name="f48" draw:formula="?f37 + ?f46 * ?f33 * sin(pi/6)"/>
            <draw:equation draw:name="f49" draw:formula="?f51 + ?f33 * cos(pi/3)"/>
            <draw:equation draw:name="f50" draw:formula="?f52 - ?f33 * sin(pi/3)"/>
            <draw:equation draw:name="f51" draw:formula="5400-5400 * cos(pi/3) + ?f46 * ?f34 * cos(pi/6)"/>
            <draw:equation draw:name="f52" draw:formula=" tan(pi/6) * ( ?f51 + 5400 )"/>
            <draw:equation draw:name="f53" draw:formula="?f51 - ?f33 * cos(pi/3)"/>
            <draw:equation draw:name="f54" draw:formula="?f52 + ?f33 * sin(pi/3)"/>
            <draw:equation draw:name="f55" draw:formula="?f39 + ?f46 * ?f33 * cos(pi/6) "/>
            <draw:equation draw:name="f56" draw:formula="?f40 + ?f46 * ?f33 * sin(pi/6)"/>
            <draw:equation draw:name="f57" draw:formula=" tan(pi/6) * ( $2 + 5400 )"/>
            <draw:equation draw:name="f58" draw:formula="5400-5400 * cos(pi/3) - ?f34 * cos(pi/6)"/>
            <draw:equation draw:name="f59" draw:formula="5400-5400 * cos(pi/3) + ?f34 * cos(pi/6)"/>
            <draw:equation draw:name="f60" draw:formula="if(max($3-?f38,?f32)-?f32,1,if(max(abs($3-?f38),?f32)-?f32,-1,0)) "/>
            <draw:equation draw:name="f61" draw:formula="?f39 + ?f60 * ?f33 * cos(pi/6)"/>
            <draw:equation draw:name="f62" draw:formula="?f41 - ?f60 * ?f33 * sin(pi/6)"/>
            <draw:equation draw:name="f63" draw:formula="?f65 - ?f33 * cos(pi/3)"/>
            <draw:equation draw:name="f64" draw:formula="?f66 - ?f33 * sin(pi/3)"/>
            <draw:equation draw:name="f65" draw:formula="5400-5400 * cos(pi/3) + ?f60 * ?f34 * cos(pi/6)"/>
            <draw:equation draw:name="f66" draw:formula="?f72 - tan(pi/6) * ?f65 "/>
            <draw:equation draw:name="f67" draw:formula="?f65 + ?f33 * cos(pi/3)"/>
            <draw:equation draw:name="f68" draw:formula="?f66 + ?f33 * sin(pi/3)"/>
            <draw:equation draw:name="f69" draw:formula="?f36 + ?f60 * ?f33 * cos(pi/6) "/>
            <draw:equation draw:name="f70" draw:formula="?f42 - ?f60 * ?f33 * sin(pi/6)"/>
            <draw:equation draw:name="f71" draw:formula="?f72 - tan(pi/6) * $3 "/>
            <draw:equation draw:name="f72" draw:formula=" 5400 * sin(pi/3) *10/3"/>
            <draw:equation draw:name="f73" draw:formula="if(max($4-?f2,?f32)-?f32,1,if(max(abs($4-?f2),?f32)-?f32,-1,0)) "/>
            <draw:equation draw:name="f74" draw:formula="?f2 + ?f34 * ?f73"/>
            <draw:equation draw:name="f75" draw:formula="?f2 - ?f34"/>
            <draw:equation draw:name="f76" draw:formula="?f2 + ?f34"/>
            <draw:equation draw:name="f77" draw:formula="if(max($5-?f91,?f32)-?f32,-1,if(max(abs($5-?f91),?f32)-?f32,1,0)) "/>
            <draw:equation draw:name="f78" draw:formula="?f44 - ?f77 * ?f33 * cos(pi/6)"/>
            <draw:equation draw:name="f79" draw:formula="?f42 - ?f77 * ?f33 * sin(pi/6)"/>
            <draw:equation draw:name="f80" draw:formula="?f82 - ?f33 * cos(pi/3)"/>
            <draw:equation draw:name="f81" draw:formula="?f83 + ?f33 * sin(pi/3)"/>
            <draw:equation draw:name="f82" draw:formula="?f91 - ?f77 * ?f34 * cos(pi/6)"/>
            <draw:equation draw:name="f83" draw:formula=" tan(pi/6) * ( ?f82 + 5400 )"/>
            <draw:equation draw:name="f84" draw:formula="?f82 + ?f33 * cos(pi/3)"/>
            <draw:equation draw:name="f85" draw:formula="?f83 - ?f33 * sin(pi/3)"/>
            <draw:equation draw:name="f86" draw:formula="?f45 - ?f77 * ?f33 * cos(pi/6) "/>
            <draw:equation draw:name="f87" draw:formula="?f41 - ?f77 * ?f33 * sin(pi/6)"/>
            <draw:equation draw:name="f88" draw:formula=" tan(pi/6) * ( $5 + 5400 )"/>
            <draw:equation draw:name="f89" draw:formula="?f91 - ?f34 * cos(pi/6)"/>
            <draw:equation draw:name="f90" draw:formula="?f91 + ?f34 * cos(pi/6)"/>
            <draw:equation draw:name="f91" draw:formula="16200+5400 * cos(pi/3)"/>
            <draw:equation draw:name="f92" draw:formula="if(max($6-?f91,?f32)-?f32,1,if(max(abs($6-?f91),?f32)-?f32,-1,0)) "/>
            <draw:equation draw:name="f93" draw:formula="?f45 + ?f92 * ?f33 * cos(pi/6)"/>
            <draw:equation draw:name="f94" draw:formula="?f40 - ?f92 * ?f33 * sin(pi/6)"/>
            <draw:equation draw:name="f95" draw:formula="?f97 + ?f33 * cos(pi/3)"/>
            <draw:equation draw:name="f96" draw:formula="?f98 + ?f33 * sin(pi/3)"/>
            <draw:equation draw:name="f97" draw:formula="?f91 + ?f92 * ?f34 * cos(pi/6)"/>
            <draw:equation draw:name="f98" draw:formula="?f72 - tan(pi/6) * ?f97 "/>
            <draw:equation draw:name="f99" draw:formula="?f97 - ?f33 * cos(pi/3)"/>
            <draw:equation draw:name="f100" draw:formula="?f98 - ?f33 * sin(pi/3)"/>
            <draw:equation draw:name="f101" draw:formula="?f44 + ?f92 * ?f33 * cos(pi/6) "/>
            <draw:equation draw:name="f102" draw:formula="?f37 - ?f92 * ?f33 * sin(pi/6)"/>
            <draw:equation draw:name="f103" draw:formula="?f72 - tan(pi/6) * $6 "/>
            <draw:equation draw:name="f104" draw:formula="if(max($7,?f32)-?f32,1,if(max(abs($7),?f32)-?f32,-1,0)) "/>
            <draw:equation draw:name="f105" draw:formula=" ?f34 * ?f104"/>
            <draw:equation draw:name="f106" draw:formula=" - ?f34"/>
            <draw:handle draw:handle-position="$0 top" draw:handle-range-x-minimum="5400" draw:handle-range-x-maximum="$1"/>
            <draw:handle draw:handle-position="$1 ?f2" draw:handle-range-x-minimum="?f35" draw:handle-range-x-maximum="10800"/>
            <draw:handle draw:handle-position="$2 ?f57" draw:handle-range-x-minimum="?f58" draw:handle-range-x-maximum="?f59"/>
            <draw:handle draw:handle-position="$3 ?f71" draw:handle-range-x-minimum="?f58" draw:handle-range-x-maximum="?f59"/>
            <draw:handle draw:handle-position="10800 $4" draw:handle-range-y-minimum="?f75" draw:handle-range-y-maximum="?f76"/>
            <draw:handle draw:handle-position="$5 ?f88" draw:handle-range-x-minimum="?f89" draw:handle-range-x-maximum="?f90"/>
            <draw:handle draw:handle-position="$6 ?f103" draw:handle-range-x-minimum="?f89" draw:handle-range-x-maximum="?f90"/>
            <draw:handle draw:handle-position="10800 $7" draw:handle-range-y-minimum="?f106" draw:handle-range-y-maximum="?f34"/>
          </draw:enhanced-geometry>
        </draw:custom-shape>
        <draw:polygon draw:name="Gear" draw:style-name="gr42" draw:text-style-name="P26" draw:layer="layout" svg:width="3.586cm" svg:height="3.492cm" svg:x="12.653cm" svg:y="14.652cm" svg:viewBox="0 0 3587 3493" draw:points="1490,0 1438,506 1144,624 746,300 308,727 640,1109 520,1395 0,1443 0,2047 520,2092 640,2379 308,2766 746,3193 1144,2869 1438,2987 1490,3493 2106,3493 2154,2987 2448,2869 2852,3193 3279,2766 2952,2379 3072,2092 3587,2047 3587,1443 3072,1395 2952,1109 3279,727 2846,300 2448,624 2154,506 2106,0">
          <text:p/>
        </draw:polygon>
        <draw:frame draw:name="Gear-Blue" draw:style-name="gr43" draw:text-style-name="P24" draw:layer="layout" svg:width="2.83cm" svg:height="2.83cm" svg:x="17.22cm" svg:y="6.397cm">
          <draw:image xlink:href="Pictures/10002AEA00000B0F00000B0FF941F449.svg" xlink:type="simple" xlink:show="embed" xlink:actuate="onLoad" draw:mime-type="image/svg+xml">
            <text:p/>
          </draw:image>
          <draw:image xlink:href="Pictures/100000010000008600000086D3CB6733.png" xlink:type="simple" xlink:show="embed" xlink:actuate="onLoad" draw:mime-type="image/png"/>
        </draw:frame>
        <draw:frame draw:name="Gear-Gray" draw:style-name="gr44" draw:text-style-name="P24" draw:layer="layout" svg:width="2.83cm" svg:height="2.83cm" svg:x="12.747cm" svg:y="5.127cm">
          <draw:image xlink:href="Pictures/10002A2B00000B0F00000B0F98040A15.svg" xlink:type="simple" xlink:show="embed" xlink:actuate="onLoad" draw:mime-type="image/svg+xml">
            <text:p/>
          </draw:image>
          <draw:image xlink:href="Pictures/100000010000008600000086124095DF.png" xlink:type="simple" xlink:show="embed" xlink:actuate="onLoad" draw:mime-type="image/png"/>
        </draw:frame>
        <draw:polygon draw:name="Gear 1" draw:style-name="gr45" draw:text-style-name="P26" draw:layer="layout" svg:width="3.586cm" svg:height="3.492cm" svg:x="11.16cm" svg:y="13.699cm" svg:viewBox="0 0 3587 3493" draw:points="1490,0 1438,506 1144,624 746,300 308,727 640,1109 520,1395 0,1443 0,2047 520,2092 640,2379 308,2766 746,3193 1144,2869 1438,2987 1490,3493 2106,3493 2154,2987 2448,2869 2852,3193 3279,2766 2952,2379 3072,2092 3587,2047 3587,1443 3072,1395 2952,1109 3279,727 2846,300 2448,624 2154,506 2106,0">
          <text:p/>
        </draw:polygon>
        <draw:custom-shape draw:style-name="gr46" draw:text-style-name="P25" draw:layer="layout" svg:width="3.914cm" svg:height="3.81cm" svg:x="4.706cm" svg:y="11.16cm">
          <text:p/>
          <draw:enhanced-geometry svg:viewBox="0 0 21600 21600" draw:mirror-horizontal="false" draw:mirror-vertical="false" draw:glue-points="?f26 ?f27 2700 ?f3 ?f28 ?f1 2700 ?f4 ?f26 ?f29 10800 ?f2 ?f30 ?f29 18900 ?f4 ?f31 ?f1 18900 ?f3 ?f30 ?f27 10800 0 10800 ?f1" draw:text-areas="0 0 21600 ?f2" draw:type="puzzle-rounded-hexagon-halfdisc" draw:modifiers="6600 8100 5027 5027 16006 16573 16573 2700" draw:enhanced-path="M $0 0 C ?f5 0 ?f6 ?f7 ?f8 ?f9 L ?f36 ?f37 C ?f47 ?f48 ?f49 ?f50 ?f51 ?f52 ?f53 ?f54 ?f55 ?f56 ?f39 ?f40 L ?f11 ?f12 C ?f13 ?f14 ?f13 ?f15 ?f11 ?f16 L ?f39 ?f41 C ?f61 ?f62 ?f63 ?f64 ?f65 ?f66 ?f67 ?f68 ?f69 ?f70 ?f36 ?f42 L ?f8 ?f17 C ?f6 ?f18 ?f5 ?f2 $0 ?f2 L $1 ?f2 Y 10800 ?f74 X ?f43 ?f2 L ?f19 ?f2 C ?f20 ?f2 ?f21 ?f18 ?f22 ?f17 L ?f44 ?f42 C ?f78 ?f79 ?f80 ?f81 ?f82 ?f83 ?f84 ?f85 ?f86 ?f87 ?f45 ?f41 L ?f23 ?f16 C ?f24 ?f15 ?f24 ?f14 ?f23 ?f12 L ?f45 ?f40 C ?f93 ?f94 ?f95 ?f96 ?f97 ?f98 ?f99 ?f100 ?f101 ?f102 ?f44 ?f37 L ?f22 ?f9 C ?f21 ?f7 ?f20 0 ?f19 0 L ?f43 0 Y 10800 ?f105 X $1 0 Z N">
            <draw:equation draw:name="f0" draw:formula="$0-5400 "/>
            <draw:equation draw:name="f1" draw:formula="10800*cos(pi/6)"/>
            <draw:equation draw:name="f2" draw:formula="2*?f1 "/>
            <draw:equation draw:name="f3" draw:formula="?f1/2"/>
            <draw:equation draw:name="f4" draw:formula="1.5*?f1"/>
            <draw:equation draw:name="f5" draw:formula="$0-?f10"/>
            <draw:equation draw:name="f6" draw:formula="?f8+?f10/2"/>
            <draw:equation draw:name="f7" draw:formula="-tan(pi/3)*?f6+?f1"/>
            <draw:equation draw:name="f8" draw:formula="5400-?f0/2"/>
            <draw:equation draw:name="f9" draw:formula="?f0*cos(pi/6)"/>
            <draw:equation draw:name="f10" draw:formula="2/3*?f0"/>
            <draw:equation draw:name="f11" draw:formula="?f0/2"/>
            <draw:equation draw:name="f12" draw:formula="-tan(pi/3)*?f11+?f1"/>
            <draw:equation draw:name="f13" draw:formula="?f11-?f10/2"/>
            <draw:equation draw:name="f14" draw:formula="-tan(pi/3)*?f13+?f1"/>
            <draw:equation draw:name="f15" draw:formula="tan(pi/3)*?f13+?f1"/>
            <draw:equation draw:name="f16" draw:formula="tan(pi/3)*?f11+?f1"/>
            <draw:equation draw:name="f17" draw:formula="tan(pi/3)*?f8+?f1"/>
            <draw:equation draw:name="f18" draw:formula="tan(pi/3)*?f6+?f1"/>
            <draw:equation draw:name="f19" draw:formula="16200-?f0"/>
            <draw:equation draw:name="f20" draw:formula="?f19+?f10"/>
            <draw:equation draw:name="f21" draw:formula="(?f1-?f18)/tan(pi/3)+21600"/>
            <draw:equation draw:name="f22" draw:formula="(?f1-?f17)/tan(pi/3)+21600"/>
            <draw:equation draw:name="f23" draw:formula="21600-?f0/2"/>
            <draw:equation draw:name="f24" draw:formula="?f23+?f10/2"/>
            <draw:equation draw:name="f25" draw:formula="tan(pi/3)*($0-5400)"/>
            <draw:equation draw:name="f26" draw:formula="$0-?f25*0.5*9450/9353"/>
            <draw:equation draw:name="f27" draw:formula="tan(pi/3)*(?f26-5400)"/>
            <draw:equation draw:name="f28" draw:formula="sqrt(?f25*?f25+?f0*?f0)-?f25*9450/9353"/>
            <draw:equation draw:name="f29" draw:formula="?f2-?f27"/>
            <draw:equation draw:name="f30" draw:formula="21600-?f26"/>
            <draw:equation draw:name="f31" draw:formula="21600-?f28"/>
            <draw:equation draw:name="f32" draw:formula="?f34 / 5"/>
            <draw:equation draw:name="f33" draw:formula="?f34 * 0.5"/>
            <draw:equation draw:name="f34" draw:formula="10800 - $1"/>
            <draw:equation draw:name="f35" draw:formula="max($0,8100)"/>
            <draw:equation draw:name="f36" draw:formula="5400-($1-5400) * cos(pi/3)"/>
            <draw:equation draw:name="f37" draw:formula="?f1 - tan(pi/3)*?f36"/>
            <draw:equation draw:name="f38" draw:formula="width / 8"/>
            <draw:equation draw:name="f39" draw:formula="5400-(5400 + ?f34) * cos(pi/3)"/>
            <draw:equation draw:name="f40" draw:formula="?f1 - tan(pi/3)*?f39"/>
            <draw:equation draw:name="f41" draw:formula="tan(pi/3) * (?f39 + 5400)"/>
            <draw:equation draw:name="f42" draw:formula="tan(pi/3) * (?f36 + 5400)"/>
            <draw:equation draw:name="f43" draw:formula="10800 + ?f34"/>
            <draw:equation draw:name="f44" draw:formula="16200 + ($1-5400) * cos(pi/3)"/>
            <draw:equation draw:name="f45" draw:formula="16200+(5400 + ?f34) * cos(pi/3)"/>
            <draw:equation draw:name="f46" draw:formula="if(max($2-?f38,?f32)-?f32,1,if(max(abs($2-?f38),?f32)-?f32,-1,0)) "/>
            <draw:equation draw:name="f47" draw:formula="?f36 + ?f46 * ?f33 * cos(pi/6)"/>
            <draw:equation draw:name="f48" draw:formula="?f37 + ?f46 * ?f33 * sin(pi/6)"/>
            <draw:equation draw:name="f49" draw:formula="?f51 + ?f33 * cos(pi/3)"/>
            <draw:equation draw:name="f50" draw:formula="?f52 - ?f33 * sin(pi/3)"/>
            <draw:equation draw:name="f51" draw:formula="5400-5400 * cos(pi/3) + ?f46 * ?f34 * cos(pi/6)"/>
            <draw:equation draw:name="f52" draw:formula=" tan(pi/6) * ( ?f51 + 5400 )"/>
            <draw:equation draw:name="f53" draw:formula="?f51 - ?f33 * cos(pi/3)"/>
            <draw:equation draw:name="f54" draw:formula="?f52 + ?f33 * sin(pi/3)"/>
            <draw:equation draw:name="f55" draw:formula="?f39 + ?f46 * ?f33 * cos(pi/6) "/>
            <draw:equation draw:name="f56" draw:formula="?f40 + ?f46 * ?f33 * sin(pi/6)"/>
            <draw:equation draw:name="f57" draw:formula=" tan(pi/6) * ( $2 + 5400 )"/>
            <draw:equation draw:name="f58" draw:formula="5400-5400 * cos(pi/3) - ?f34 * cos(pi/6)"/>
            <draw:equation draw:name="f59" draw:formula="5400-5400 * cos(pi/3) + ?f34 * cos(pi/6)"/>
            <draw:equation draw:name="f60" draw:formula="if(max($3-?f38,?f32)-?f32,1,if(max(abs($3-?f38),?f32)-?f32,-1,0)) "/>
            <draw:equation draw:name="f61" draw:formula="?f39 + ?f60 * ?f33 * cos(pi/6)"/>
            <draw:equation draw:name="f62" draw:formula="?f41 - ?f60 * ?f33 * sin(pi/6)"/>
            <draw:equation draw:name="f63" draw:formula="?f65 - ?f33 * cos(pi/3)"/>
            <draw:equation draw:name="f64" draw:formula="?f66 - ?f33 * sin(pi/3)"/>
            <draw:equation draw:name="f65" draw:formula="5400-5400 * cos(pi/3) + ?f60 * ?f34 * cos(pi/6)"/>
            <draw:equation draw:name="f66" draw:formula="?f72 - tan(pi/6) * ?f65 "/>
            <draw:equation draw:name="f67" draw:formula="?f65 + ?f33 * cos(pi/3)"/>
            <draw:equation draw:name="f68" draw:formula="?f66 + ?f33 * sin(pi/3)"/>
            <draw:equation draw:name="f69" draw:formula="?f36 + ?f60 * ?f33 * cos(pi/6) "/>
            <draw:equation draw:name="f70" draw:formula="?f42 - ?f60 * ?f33 * sin(pi/6)"/>
            <draw:equation draw:name="f71" draw:formula="?f72 - tan(pi/6) * $3 "/>
            <draw:equation draw:name="f72" draw:formula=" 5400 * sin(pi/3) *10/3"/>
            <draw:equation draw:name="f73" draw:formula="if(max($4-?f2,?f32)-?f32,1,if(max(abs($4-?f2),?f32)-?f32,-1,0)) "/>
            <draw:equation draw:name="f74" draw:formula="?f2 + ?f34 * ?f73"/>
            <draw:equation draw:name="f75" draw:formula="?f2 - ?f34"/>
            <draw:equation draw:name="f76" draw:formula="?f2 + ?f34"/>
            <draw:equation draw:name="f77" draw:formula="if(max($5-?f91,?f32)-?f32,-1,if(max(abs($5-?f91),?f32)-?f32,1,0)) "/>
            <draw:equation draw:name="f78" draw:formula="?f44 - ?f77 * ?f33 * cos(pi/6)"/>
            <draw:equation draw:name="f79" draw:formula="?f42 - ?f77 * ?f33 * sin(pi/6)"/>
            <draw:equation draw:name="f80" draw:formula="?f82 - ?f33 * cos(pi/3)"/>
            <draw:equation draw:name="f81" draw:formula="?f83 + ?f33 * sin(pi/3)"/>
            <draw:equation draw:name="f82" draw:formula="?f91 - ?f77 * ?f34 * cos(pi/6)"/>
            <draw:equation draw:name="f83" draw:formula=" tan(pi/6) * ( ?f82 + 5400 )"/>
            <draw:equation draw:name="f84" draw:formula="?f82 + ?f33 * cos(pi/3)"/>
            <draw:equation draw:name="f85" draw:formula="?f83 - ?f33 * sin(pi/3)"/>
            <draw:equation draw:name="f86" draw:formula="?f45 - ?f77 * ?f33 * cos(pi/6) "/>
            <draw:equation draw:name="f87" draw:formula="?f41 - ?f77 * ?f33 * sin(pi/6)"/>
            <draw:equation draw:name="f88" draw:formula=" tan(pi/6) * ( $5 + 5400 )"/>
            <draw:equation draw:name="f89" draw:formula="?f91 - ?f34 * cos(pi/6)"/>
            <draw:equation draw:name="f90" draw:formula="?f91 + ?f34 * cos(pi/6)"/>
            <draw:equation draw:name="f91" draw:formula="16200+5400 * cos(pi/3)"/>
            <draw:equation draw:name="f92" draw:formula="if(max($6-?f91,?f32)-?f32,1,if(max(abs($6-?f91),?f32)-?f32,-1,0)) "/>
            <draw:equation draw:name="f93" draw:formula="?f45 + ?f92 * ?f33 * cos(pi/6)"/>
            <draw:equation draw:name="f94" draw:formula="?f40 - ?f92 * ?f33 * sin(pi/6)"/>
            <draw:equation draw:name="f95" draw:formula="?f97 + ?f33 * cos(pi/3)"/>
            <draw:equation draw:name="f96" draw:formula="?f98 + ?f33 * sin(pi/3)"/>
            <draw:equation draw:name="f97" draw:formula="?f91 + ?f92 * ?f34 * cos(pi/6)"/>
            <draw:equation draw:name="f98" draw:formula="?f72 - tan(pi/6) * ?f97 "/>
            <draw:equation draw:name="f99" draw:formula="?f97 - ?f33 * cos(pi/3)"/>
            <draw:equation draw:name="f100" draw:formula="?f98 - ?f33 * sin(pi/3)"/>
            <draw:equation draw:name="f101" draw:formula="?f44 + ?f92 * ?f33 * cos(pi/6) "/>
            <draw:equation draw:name="f102" draw:formula="?f37 - ?f92 * ?f33 * sin(pi/6)"/>
            <draw:equation draw:name="f103" draw:formula="?f72 - tan(pi/6) * $6 "/>
            <draw:equation draw:name="f104" draw:formula="if(max($7,?f32)-?f32,1,if(max(abs($7),?f32)-?f32,-1,0)) "/>
            <draw:equation draw:name="f105" draw:formula=" ?f34 * ?f104"/>
            <draw:equation draw:name="f106" draw:formula=" - ?f34"/>
            <draw:handle draw:handle-position="$0 top" draw:handle-range-x-minimum="5400" draw:handle-range-x-maximum="$1"/>
            <draw:handle draw:handle-position="$1 ?f2" draw:handle-range-x-minimum="?f35" draw:handle-range-x-maximum="10800"/>
            <draw:handle draw:handle-position="$2 ?f57" draw:handle-range-x-minimum="?f58" draw:handle-range-x-maximum="?f59"/>
            <draw:handle draw:handle-position="$3 ?f71" draw:handle-range-x-minimum="?f58" draw:handle-range-x-maximum="?f59"/>
            <draw:handle draw:handle-position="10800 $4" draw:handle-range-y-minimum="?f75" draw:handle-range-y-maximum="?f76"/>
            <draw:handle draw:handle-position="$5 ?f88" draw:handle-range-x-minimum="?f89" draw:handle-range-x-maximum="?f90"/>
            <draw:handle draw:handle-position="$6 ?f103" draw:handle-range-x-minimum="?f89" draw:handle-range-x-maximum="?f90"/>
            <draw:handle draw:handle-position="10800 $7" draw:handle-range-y-minimum="?f106" draw:handle-range-y-maximum="?f34"/>
          </draw:enhanced-geometry>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roman" style:font-pitch="variable"/>
    <style:font-face style:name="Arial2" svg:font-family="Arial" style:font-family-generic="system" style:font-pitch="variable"/>
    <style:font-face style:name="Comic Sans MS" svg:font-family="'Comic Sans MS'" style:font-family-generic="script" style:font-pitch="variable"/>
    <style:font-face style:name="Franklin Gothic Medium" svg:font-family="'Franklin Gothic Medium'" style:font-family-generic="swiss" style:font-pitch="variable"/>
    <style:font-face style:name="FreeSans" svg:font-family="FreeSans" style:font-family-generic="system" style:font-pitch="variable"/>
    <style:font-face style:name="Helvetica" svg:font-family="Helvetica" style:font-family-generic="swiss" style:font-pitch="variable"/>
    <style:font-face style:name="Helvetica1" svg:font-family="Helvetica" style:font-adornments="Gras"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 Unicode" svg:font-family="'Lucida Sans Unicode'" style:font-pitch="variable"/>
    <style:font-face style:name="Lucida Sans Unicode1"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655" draw:display-name="Gradient 655" draw:style="radial" draw:cx="50%" draw:cy="50%" draw:start-color="#b2b2b2" draw:end-color="#eeeeee" draw:start-intensity="100%" draw:end-intensity="100%" draw:border="0%">
      <loext:gradient-stop svg:offset="0" loext:color-type="rgb" loext:color-value="#b2b2b2"/>
      <loext:gradient-stop svg:offset="1" loext:color-type="rgb" loext:color-value="#eeeeee"/>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opacity draw:name="Transparency_20_5" draw:display-name="Transparency 5" draw:style="radial" draw:cx="50%" draw:cy="50%" draw:start="100%" draw:end="0%" draw:border="0%">
      <loext:opacity-stop svg:offset="0" svg:stop-opacity="1"/>
      <loext:opacity-stop svg:offset="1" svg:stop-opacity="0"/>
    </draw:opacity>
    <draw:marker draw:name="Arrow" svg:viewBox="0 0 20 30" svg:d="M10 0l-10 30h20z"/>
    <draw:stroke-dash draw:name="Dash_20_1" draw:display-name="Dash 1" draw:style="rect" draw:dots1="1" draw:dots1-length="0.02cm" draw:dots2="1" draw:dots2-length="0.02cm" draw:distance="0.02cm"/>
    <draw:stroke-dash draw:name="Dashed_20__28_var_29__20_1" draw:display-name="Dashed (var) 1" draw:style="rect" draw:dots1="1" draw:dots1-length="0.02cm" draw:dots2="1" draw:dots2-length="0.02cm" draw:distance="0.02cm"/>
    <draw:stroke-dash draw:name="Dashed_20__28_var_29__20_3" draw:display-name="Dashed (var) 3" draw:style="rect" draw:dots1="1" draw:dots1-length="0.02cm" draw:dots2="1" draw:dots2-length="0.02cm" draw:distance="0.02cm"/>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7-03T22:53:47.445000000</meta:creation-date>
    <dc:date>2024-11-25T18:27:19.629000000</dc:date>
    <meta:editing-duration>P1DT52M27S</meta:editing-duration>
    <meta:editing-cycles>9</meta:editing-cycles>
    <meta:generator>LibreOffice/24.8.3.2$Windows_X86_64 LibreOffice_project/48a6bac9e7e268aeb4c3483fcf825c94556d9f92</meta:generator>
    <meta:document-statistic meta:object-count="55"/>
  </office:meta>
</office:document-meta>
</file>